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margin-top="0.4cm" fo:margin-bottom="0.25cm" loext:contextual-spacing="false" fo:line-height="120%" fo:text-align="justify" style:justify-single-word="false" fo:text-indent="0.801cm" style:auto-text-indent="false" style:page-number="auto" fo:background-color="transparent"/>
      <style:text-properties style:font-name="Caladea" fo:language="fr" fo:country="FR" officeooo:rsid="0000a785" officeooo:paragraph-rsid="0000a785" fo:background-color="transparent" loext:shadow="none"/>
    </style:style>
    <style:style style:name="P2"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469dc" officeooo:paragraph-rsid="000469dc" fo:background-color="transparent" loext:shadow="none"/>
    </style:style>
    <style:style style:name="P3"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514fb" officeooo:paragraph-rsid="0005e8e6" fo:background-color="transparent" loext:shadow="none"/>
    </style:style>
    <style:style style:name="P4"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5e8e6" officeooo:paragraph-rsid="0005e8e6" fo:background-color="transparent" loext:shadow="none"/>
    </style:style>
    <style:style style:name="P5"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9b08c" officeooo:paragraph-rsid="0009b08c" fo:background-color="transparent" loext:shadow="none"/>
    </style:style>
    <style:style style:name="P6" style:family="paragraph" style:parent-style-name="Heading_20_2">
      <style:text-properties style:font-name="Caladea" fo:language="fr" fo:country="FR" officeooo:rsid="0000a785" officeooo:paragraph-rsid="0000a785" fo:background-color="transparent" loext:shadow="none"/>
    </style:style>
    <style:style style:name="P7" style:family="paragraph" style:parent-style-name="Heading_20_1">
      <style:text-properties style:font-name="Caladea" fo:language="fr" fo:country="FR" fo:background-color="transparent" loext:shadow="none"/>
    </style:style>
    <style:style style:name="T1" style:family="text">
      <style:text-properties officeooo:rsid="00029713"/>
    </style:style>
    <style:style style:name="T2" style:family="text">
      <style:text-properties officeooo:rsid="0005e8e6"/>
    </style:style>
    <style:style style:name="T3" style:family="text">
      <style:text-properties officeooo:rsid="0007b1c2"/>
    </style:style>
    <style:style style:name="T4" style:family="text">
      <style:text-properties officeooo:rsid="0009ca6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oints techniques</text:h>
      <text:h text:style-name="P6" text:outline-level="2">Implémentation du drag’n drop</text:h>
      <text:p text:style-name="P1">L’implémentation du drag’n drop était pour nous un point crucial dans l’aboutissement du projet. Il s’agissait de pouvoir augmenter l’implication du joueur dans les phases de questions/réponses, phases où il ne pouvait alors que cliquer sur des boutons ou taper du texte dans des zones précises. <text:span text:style-name="T1">Le drag’n drop était un moyen de rendre le jeu plus réaliste, moins linéaire pour le joueur : il ne s’agit plus de répondre du texte dans un cadre puis de cliquer sur un bouton, toute la page devient un champ de réponse et le joueur peut en manipuler les éléments à sa guise.</text:span></text:p>
      <text:p text:style-name="P2">Ce que nous voulions était très clair, nous avions des éléments de réponse (des nombres et des mots) et nous voulions que l’utilisateur les déplace là où ils devaient aller. Cela permettait de rendre plus simple la vérification des réponses (impossible de confondre ‘SeleCT’ avec ‘SELECT’ ou d’écrire 213587 au lieu de 213687 par exemple) et pour l’utilisateur il est plus agréable de savoir ce qui est attendu dans sa réponse plutôt que de devoir trouver lui-même les différents éléments ainsi que leur occurrence.</text:p>
      <text:p text:style-name="P3">En soit le drag’n drop existe déjà nativement sous Unity (dans l<text:span text:style-name="T2">eur</text:span> documentation C#) mais les principales difficultés était de comprendre de quelles fonctionnalités de la documentation nous avions besoin et de quelle façon les utiliser pour faire fonctionner notre drag’n drop. <text:span text:style-name="T2">En effet, nous avions notre définition du drag’n drop mais celle de Unity est beaucoup plus complexe que ce dont nous avions besoin.</text:span></text:p>
      <text:p text:style-name="P4">Il a donc fallu apprendre les termes du drag’n drop. Les éléments que nous avions étaient des gameObjects (les éléments de réponse) et ces gameObjects se situent <text:span text:style-name="T3">dans des panels (des zones). Un gameObject doit être ‘draggable’ (on peut le prendre) et un panel doit être ‘droppable’ (on peut y poser un objet ‘draggable’). Une fois ça compris, il fallait le mettre en place. Nous avons décidé de faire deux scripts : ‘draggable’ et ‘dropZone’. Il suffisait ensuite écrire le code de ces scripts et les ajouter aux gameObjects et panels voulus.</text:span></text:p>
      <text:p text:style-name="P5">En ce qui concerne le code du drag’n drop nous n’avons pas eu trop de problèmes car nous avions trouvé des aides sur Internet. Pour les deux scripts il y a trois état prévus par la documentation : le début du drag, <text:span text:style-name="T4">pendant le drag, la fin du drag et quand la souris arrive sur la zone de drop, quand elle sort de la zone de drop et quand elle drop l’élé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01T18:49:02.899000000</dc:date>
    <meta:editing-duration>PT32M48S</meta:editing-duration>
    <meta:editing-cycles>6</meta:editing-cycles>
    <meta:document-statistic meta:table-count="0" meta:image-count="0" meta:object-count="0" meta:page-count="1" meta:paragraph-count="7" meta:word-count="419" meta:character-count="2443" meta:non-whitespace-character-count="2031"/>
  </office:meta>
</office:document-meta>
</file>